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cannerTest.tes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ScannerTest.test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ScannerTest.ZipScannerTe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cannerTest.assertContains( Object [ ] lists ,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Scann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